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0.903cm" fo:break-before="auto" style:use-optimal-row-height="true"/>
    </style:style>
    <style:style style:name="ro8" style:family="table-row">
      <style:table-row-properties style:row-height="1.231cm" fo:break-before="auto" style:use-optimal-row-height="true"/>
    </style:style>
    <style:style style:name="ro9" style:family="table-row">
      <style:table-row-properties style:row-height="1.884cm" fo:break-before="auto" style:use-optimal-row-height="true"/>
    </style:style>
    <style:style style:name="ro10" style:family="table-row">
      <style:table-row-properties style:row-height="1.558cm" fo:break-before="auto" style:use-optimal-row-height="true"/>
    </style:style>
    <style:style style:name="ro11" style:family="table-row">
      <style:table-row-properties style:row-height="0.903cm" fo:break-before="page" style:use-optimal-row-height="true"/>
    </style:style>
    <style:style style:name="ro12" style:family="table-row">
      <style:table-row-properties style:row-height="1.894cm" fo:break-before="auto" style:use-optimal-row-height="true"/>
    </style:style>
    <style:style style:name="ro13" style:family="table-row">
      <style:table-row-properties style:row-height="0.362cm" fo:break-before="auto" style:use-optimal-row-height="true"/>
    </style:style>
    <style:style style:name="ro14"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200">
            <text:p>200</text:p>
          </table:table-cell>
          <table:table-cell table:style-name="ce16" table:formula="of:=COUNTA([.D2:.G64])" office:value-type="float" office:value="52">
            <text:p>52</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206349206349206">
            <text:p>20,63%</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8">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8">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8">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8">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7">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0">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2">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6">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disabled</text:p>
          </table:table-cell>
          <table:table-cell table:style-name="ce6" office:value-type="string">
            <text:p>icon on the editor sidebar for disabled breakpoints, best is probably a grayed out breakpoint ico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able:table-cell>
          <table:table-cell table:style-name="ce9" table:formula="of:=IF(COUNTBLANK([.D55:.G55])=4;&quot;no&quot;;IF(COUNTBLANK([.D55:.G55])=3;&quot;start&quot;;IF(COUNTBLANK([.D55:.G55])=2;&quot;50%&quot;;IF(COUNTBLANK([.D55:.G5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able:table-cell>
          <table:table-cell table:style-name="ce9" table:formula="of:=IF(COUNTBLANK([.D56:.G56])=4;&quot;no&quot;;IF(COUNTBLANK([.D56:.G56])=3;&quot;start&quot;;IF(COUNTBLANK([.D56:.G56])=2;&quot;50%&quot;;IF(COUNTBLANK([.D56:.G5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2">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3" table:number-rows-repeated="65471">
          <table:table-cell table:number-columns-repeated="1024"/>
        </table:table-row>
        <table:table-row table:style-name="ro13">
          <table:table-cell table:number-columns-repeated="1024"/>
        </table:table-row>
      </table:table>
      <table:table table:name="Sheet2" table:style-name="ta1" table:print="false">
        <table:table-column table:style-name="co6" table:default-cell-style-name="Default"/>
        <table:table-row table:style-name="ro14">
          <table:table-cell/>
        </table:table-row>
      </table:table>
      <table:table table:name="Sheet3" table:style-name="ta1" table:print="false">
        <table:table-column table:style-name="co6" table:default-cell-style-name="Default"/>
        <table:table-row table:style-name="ro1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6">16-07-2009</text:date>, <text:time>02:41: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7-16T02:41:54</dc:date>
    <meta:editing-duration>PT71H15M09S</meta:editing-duration>
    <meta:editing-cycles>62</meta:editing-cycles>
    <dc:creator>nuno pinheiro</dc:creator>
    <meta:document-statistic meta:table-count="3" meta:cell-count="321" meta:object-count="0"/>
    <meta:user-defined meta:name="Info 1"/>
    <meta:user-defined meta:name="Info 2"/>
    <meta:user-defined meta:name="Info 3"/>
    <meta:user-defined meta:name="Info 4"/>
  </office:meta>
</office:document-meta>
</file>